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B000003F28AD67A6A7A09CDE4.png" manifest:media-type="image/png"/>
  <manifest:file-entry manifest:full-path="Pictures/1000000100000253000003B4B2E42D39EA1CD96F.png" manifest:media-type="image/png"/>
  <manifest:file-entry manifest:full-path="Pictures/100000010000025900000317F49410F82D34C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1c1" officeooo:paragraph-rsid="000091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1"/>
      <text:p text:style-name="P1"><draw:frame draw:style-name="fr3" draw:name="Image2" text:anchor-type="char" svg:x="0.1437in" svg:y="0.0181in" svg:width="6.2602in" svg:height="8.2398in" draw:z-index="0"><draw:image xlink:href="Pictures/100000010000025900000317F49410F82D34C5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198in" svg:height="9.8752in" draw:z-index="1"><draw:image xlink:href="Pictures/1000000100000253000003B4B2E42D39EA1CD96F.png" xlink:type="simple" xlink:show="embed" xlink:actuate="onLoad" draw:mime-type="image/png"/></draw:frame><text:soft-page-break/></text:p>
      <text:p text:style-name="P1"><text:soft-page-break/></text:p>
      <text:p text:style-name="P1"><draw:frame draw:style-name="fr1" draw:name="Image3" text:anchor-type="char" svg:width="6.6929in" svg:height="3.9972in" draw:z-index="2"><draw:image xlink:href="Pictures/100000010000069B000003F28AD67A6A7A09CDE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59:28.784155419</meta:creation-date>
    <dc:date>2022-12-15T14:13:56.016066478</dc:date>
    <meta:editing-duration>PT7M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" meta:word-count="1" meta:character-count="2" meta:non-whitespace-character-count="2"/>
  </office:meta>
</office:document-meta>
</file>